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1. Casos de Uso</text:p>
      <text:p text:style-name="Standard"/>
      <text:p text:style-name="Standard">1. **Cadastrar Pedido de Venda** <text:s/></text:p>
      <text:p text:style-name="Standard"><text:s text:c="3"/>- *Descrição:* O operador seleciona um cliente e insere produtos para criar um pedido.</text:p>
      <text:p text:style-name="Standard"><text:s text:c="3"/>- *Ator:* Operador do sistema.</text:p>
      <text:p text:style-name="Standard"><text:s text:c="3"/>- *Fluxo Principal:*</text:p>
      <text:p text:style-name="Standard"><text:s text:c="5"/>1. O operador informa o cliente.</text:p>
      <text:p text:style-name="Standard"><text:s text:c="5"/>2. Adiciona produtos ao pedido informando código, quantidade e valor unitário.</text:p>
      <text:p text:style-name="Standard"><text:s text:c="5"/>3. Cada produto é exibido em um grid.</text:p>
      <text:p text:style-name="Standard"><text:s text:c="5"/>4. O operador pode ajustar ou excluir produtos do grid.</text:p>
      <text:p text:style-name="Standard"><text:s text:c="5"/>5. Visualiza o total do pedido no rodapé.</text:p>
      <text:p text:style-name="Standard"><text:s text:c="5"/>6. Aciona o botão "Gravar Pedido" para salvar.</text:p>
      <text:p text:style-name="Standard"><text:s text:c="3"/>- *Fluxos Alternativos:*</text:p>
      <text:p text:style-name="Standard"><text:s text:c="5"/>- Alteração ou remoção de produtos diretamente no grid.</text:p>
      <text:p text:style-name="Standard"><text:s text:c="5"/>- Navegação no grid para revisão e ajustes.</text:p>
      <text:p text:style-name="Standard"/>
      <text:p text:style-name="Standard">2. **Consulta e Cancelamento de Pedido** <text:s/></text:p>
      <text:p text:style-name="Standard"><text:s text:c="3"/>- *Descrição:* O operador pode buscar ou cancelar um pedido existente.</text:p>
      <text:p text:style-name="Standard"><text:s text:c="3"/>- *Ator:* Operador do sistema.</text:p>
      <text:p text:style-name="Standard"><text:s text:c="3"/>- *Fluxo Principal:*</text:p>
      <text:p text:style-name="Standard"><text:s text:c="5"/>1. O operador aciona a consulta, informa o número do pedido e carrega os dados.</text:p>
      <text:p text:style-name="Standard"><text:s text:c="5"/>2. Pode visualizar ou acionar o botão de "Cancelar Pedido" para excluir.</text:p>
      <text:p text:style-name="Standard"/>
      <text:p text:style-name="Standard">### 2. Estrutura de Classes</text:p>
      <text:p text:style-name="Standard"/>
      <text:p text:style-name="Standard">Abaixo está um esboço das classes principais e suas responsabilidades:</text:p>
      <text:p text:style-name="Standard"/>
      <text:p text:style-name="Standard">1. **<text:bookmark-start text:name="__DdeLink__0_1135685966"/><text:bookmark-start text:name="__DdeLink__321_2278044321"/>Cliente<text:bookmark-end text:name="__DdeLink__0_1135685966"/><text:bookmark-end text:name="__DdeLink__321_2278044321"/>**</text:p>
      <text:p text:style-name="Standard"><text:s text:c="3"/>- *Atributos:* <text:bookmark-start text:name="__DdeLink__331_2278044321"/><text:bookmark-start text:name="__DdeLink__2_1135685966"/>código<text:bookmark-end text:name="__DdeLink__331_2278044321"/><text:bookmark-end text:name="__DdeLink__2_1135685966"/>, nome, cidade, UF</text:p>
      <text:p text:style-name="Standard"><text:s text:c="3"/>- *Métodos:* `getCliente()`, `setCliente()`</text:p>
      <text:p text:style-name="Standard"/>
      <text:p text:style-name="Standard">2. **<text:bookmark-start text:name="__DdeLink__323_2278044321"/>Produto<text:bookmark-end text:name="__DdeLink__323_2278044321"/>**</text:p>
      <text:p text:style-name="Standard"><text:s text:c="3"/>- *Atributos:* código, descrição, preçoVenda</text:p>
      <text:p text:style-name="Standard"><text:s text:c="3"/>- *Métodos:* `getProduto()`, `setProduto()`</text:p>
      <text:p text:style-name="Standard"/>
      <text:p text:style-name="Standard">3. **<text:bookmark-start text:name="__DdeLink__325_2278044321"/>Pedido<text:bookmark-end text:name="__DdeLink__325_2278044321"/>**</text:p>
      <text:p text:style-name="Standard"><text:s text:c="3"/>- *Atributos:* <text:bookmark-start text:name="__DdeLink__345_2278044321"/><text:bookmark-start text:name="__DdeLink__339_2278044321"/><text:bookmark-start text:name="__DdeLink__333_2278044321"/>numeroPedido<text:bookmark-end text:name="__DdeLink__345_2278044321"/><text:bookmark-end text:name="__DdeLink__339_2278044321"/><text:bookmark-end text:name="__DdeLink__333_2278044321"/>, <text:bookmark-start text:name="__DdeLink__335_2278044321"/><text:bookmark-start text:name="__DdeLink__341_2278044321"/><text:bookmark-start text:name="__DdeLink__347_2278044321"/>dataEmissao<text:bookmark-end text:name="__DdeLink__335_2278044321"/><text:bookmark-end text:name="__DdeLink__341_2278044321"/><text:bookmark-end text:name="__DdeLink__347_2278044321"/>, <text:bookmark-start text:name="__DdeLink__350_2278044321"/><text:bookmark-start text:name="__DdeLink__337_2278044321"/>c<text:bookmark-start text:name="__DdeLink__343_2278044321"/>liente<text:bookmark-start text:name="__DdeLink__4_1135685966"/> (FK de Cliente)<text:bookmark-end text:name="__DdeLink__350_2278044321"/><text:bookmark-end text:name="__DdeLink__337_2278044321"/><text:bookmark-end text:name="__DdeLink__343_2278044321"/>,<text:bookmark-end text:name="__DdeLink__4_1135685966"/> <text:bookmark-start text:name="__DdeLink__352_2278044321"/>valorTotal<text:bookmark-end text:name="__DdeLink__352_2278044321"/></text:p>
      <text:p text:style-name="Standard"><text:s text:c="3"/>- *Métodos:* `<text:bookmark-start text:name="__DdeLink__6_1135685966"/><text:bookmark-start text:name="__DdeLink__354_2278044321"/>calcularValorTotal<text:bookmark-end text:name="__DdeLink__6_1135685966"/><text:bookmark-end text:name="__DdeLink__354_2278044321"/>()`, `<text:bookmark-start text:name="__DdeLink__356_2278044321"/><text:bookmark-start text:name="__DdeLink__8_1135685966"/>adicionarProduto<text:bookmark-end text:name="__DdeLink__356_2278044321"/>()<text:bookmark-end text:name="__DdeLink__8_1135685966"/>`, `<text:bookmark-start text:name="__DdeLink__358_2278044321"/><text:bookmark-start text:name="__DdeLink__10_1135685966"/>removerProduto<text:bookmark-end text:name="__DdeLink__358_2278044321"/>()<text:bookmark-end text:name="__DdeLink__10_1135685966"/>`, `<text:bookmark-start text:name="__DdeLink__360_2278044321"/><text:bookmark-start text:name="__DdeLink__12_1135685966"/>alterarProduto<text:bookmark-end text:name="__DdeLink__360_2278044321"/><text:bookmark-end text:name="__DdeLink__12_1135685966"/>()`</text:p>
      <text:p text:style-name="Standard"/>
      <text:p text:style-name="Standard">4. **<text:bookmark-start text:name="__DdeLink__15_1135685966"/><text:bookmark-start text:name="__DdeLink__327_2278044321"/>ItemPedido<text:bookmark-end text:name="__DdeLink__15_1135685966"/><text:bookmark-end text:name="__DdeLink__327_2278044321"/>**</text:p>
      <text:p text:style-name="Standard"><text:s text:c="3"/>- *Atributos:* autoincremento, <text:bookmark-start text:name="__DdeLink__362_2278044321"/><text:bookmark-start text:name="__DdeLink__17_1135685966"/>pedido (FK de Pedido)<text:bookmark-end text:name="__DdeLink__362_2278044321"/><text:bookmark-end text:name="__DdeLink__17_1135685966"/>, <text:bookmark-start text:name="__DdeLink__364_2278044321"/><text:bookmark-start text:name="__DdeLink__19_1135685966"/>produto (FK de Produto)<text:bookmark-end text:name="__DdeLink__364_2278044321"/><text:bookmark-end text:name="__DdeLink__19_1135685966"/>, <text:bookmark-start text:name="__DdeLink__366_2278044321"/><text:bookmark-start text:name="__DdeLink__21_1135685966"/>quantidade<text:bookmark-end text:name="__DdeLink__366_2278044321"/><text:bookmark-end text:name="__DdeLink__21_1135685966"/>, <text:bookmark-start text:name="__DdeLink__368_2278044321"/><text:bookmark-start text:name="__DdeLink__23_1135685966"/>valorUnitario<text:bookmark-end text:name="__DdeLink__368_2278044321"/><text:bookmark-end text:name="__DdeLink__23_1135685966"/>, <text:bookmark-start text:name="__DdeLink__371_2278044321"/><text:bookmark-start text:name="__DdeLink__25_1135685966"/>valorTotal<text:bookmark-end text:name="__DdeLink__371_2278044321"/><text:bookmark-end text:name="__DdeLink__25_1135685966"/></text:p>
      <text:p text:style-name="Standard"><text:s text:c="3"/>- *Métodos:* `<text:bookmark-start text:name="__DdeLink__27_1135685966"/><text:bookmark-start text:name="__DdeLink__373_2278044321"/>calcularValorTotalItem<text:bookmark-end text:name="__DdeLink__27_1135685966"/><text:bookmark-end text:name="__DdeLink__373_2278044321"/>()`</text:p>
      <text:p text:style-name="Standard"/>
      <text:p text:style-name="Standard">5. **<text:bookmark-start text:name="__DdeLink__329_2278044321"/><text:bookmark-start text:name="__DdeLink__399_2278044321"/>PedidoDAO<text:bookmark-end text:name="__DdeLink__329_2278044321"/><text:bookmark-end text:name="__DdeLink__399_2278044321"/>**</text:p>
      <text:p text:style-name="Standard"><text:s text:c="3"/>- *Descrição:* Classe responsável pela comunicação com o banco de dados.</text:p>
      <text:p text:style-name="Standard"><text:s text:c="3"/>- *Métodos:* `<text:bookmark-start text:name="__DdeLink__375_2278044321"/>salvarPedido<text:bookmark-end text:name="__DdeLink__375_2278044321"/>()`, `<text:bookmark-start text:name="__DdeLink__377_2278044321"/>consultarPedido<text:bookmark-end text:name="__DdeLink__377_2278044321"/>()`, `<text:bookmark-start text:name="__DdeLink__379_2278044321"/>cancelarPedido<text:bookmark-end text:name="__DdeLink__379_2278044321"/>()`, `<text:bookmark-start text:name="__DdeLink__381_2278044321"/>carregarPedidos<text:bookmark-end text:name="__DdeLink__381_2278044321"/>()`</text:p>
      <text:p text:style-name="Standard"/>
      <text:p text:style-name="Standard">6. **<text:bookmark-start text:name="__DdeLink__383_2278044321"/>DatabaseConfig<text:bookmark-end text:name="__DdeLink__383_2278044321"/>**</text:p>
      <text:p text:style-name="Standard"><text:s text:c="3"/>- *Atributos:* <text:bookmark-start text:name="__DdeLink__385_2278044321"/>database<text:bookmark-end text:name="__DdeLink__385_2278044321"/>, <text:bookmark-start text:name="__DdeLink__387_2278044321"/>username<text:bookmark-end text:name="__DdeLink__387_2278044321"/>, <text:bookmark-start text:name="__DdeLink__389_2278044321"/>server<text:bookmark-end text:name="__DdeLink__389_2278044321"/>, <text:bookmark-start text:name="__DdeLink__391_2278044321"/>port<text:bookmark-end text:name="__DdeLink__391_2278044321"/>, <text:bookmark-start text:name="__DdeLink__393_2278044321"/>password<text:bookmark-end text:name="__DdeLink__393_2278044321"/>, <text:bookmark-start text:name="__DdeLink__395_2278044321"/>caminhoDLL<text:bookmark-end text:name="__DdeLink__395_2278044321"/></text:p>
      <text:p text:style-name="Standard"><text:s text:c="3"/>- *Método:* `<text:bookmark-start text:name="__DdeLink__397_2278044321"/>carregarConfig<text:bookmark-end text:name="__DdeLink__397_2278044321"/>()`</text:p>
      <text:p text:style-name="Standard"/>
      <text:p text:style-name="Standard"><text:soft-page-break/>### 3. Banco de Dados</text:p>
      <text:p text:style-name="Standard"/>
      <text:p text:style-name="Standard">Com base nas tabelas exigidas, as principais tabelas e relações seriam:</text:p>
      <text:p text:style-name="Standard"/>
      <text:p text:style-name="Standard">- **Tabela Clientes**</text:p>
      <text:p text:style-name="Standard"><text:s text:c="2"/>- Campos: `codigo`, `nome`, `cidade`, `UF`</text:p>
      <text:p text:style-name="Standard"><text:s text:c="2"/>- *Chave Primária:* `codigo`</text:p>
      <text:p text:style-name="Standard"/>
      <text:p text:style-name="Standard">- **Tabela Produtos**</text:p>
      <text:p text:style-name="Standard"><text:s text:c="2"/>- Campos: `codigo`, `descricao`, `precoVenda`</text:p>
      <text:p text:style-name="Standard"><text:s text:c="2"/>- *Chave Primária:* `codigo`</text:p>
      <text:p text:style-name="Standard"/>
      <text:p text:style-name="Standard">- **Tabela Pedidos**</text:p>
      <text:p text:style-name="Standard"><text:s text:c="2"/>- Campos: `numeroPedido`, `dataEmissao`, `codigoCliente` (FK de `Clientes`), `valorTotal`</text:p>
      <text:p text:style-name="Standard"><text:s text:c="2"/>- *Chave Primária:* `numeroPedido`</text:p>
      <text:p text:style-name="Standard"><text:s text:c="2"/>- *Índices:* `codigoCliente`</text:p>
      <text:p text:style-name="Standard"/>
      <text:p text:style-name="Standard">- **Tabela ItensPedido**</text:p>
      <text:p text:style-name="Standard"><text:s text:c="2"/>- Campos: `autoincrem`, `numeroPedido` (FK de `Pedidos`), `codigoProduto` (FK de `Produtos`), `quantidade`, `valorUnitario`, `valorTotal`</text:p>
      <text:p text:style-name="Standard"><text:s text:c="2"/>- *Chave Primária:* `autoincrem`</text:p>
      <text:p text:style-name="Standard"><text:s text:c="2"/>- *Índices:* `numeroPedido`, `codigoProduto`</text:p>
      <text:p text:style-name="Standard"/>
      <text:p text:style-name="Standard">### 4. Sequência para Desenvolvimento</text:p>
      <text:p text:style-name="Standard"/>
      <text:p text:style-name="Standard">1. **Configuração do Banco de Dados** <text:s/></text:p>
      <text:p text:style-name="Standard"><text:s text:c="3"/>- Criar script SQL para tabelas e índices.</text:p>
      <text:p text:style-name="Standard"><text:s text:c="3"/>- Popular as tabelas `Clientes` e `Produtos` com registros de teste.</text:p>
      <text:p text:style-name="Standard"/>
      <text:p text:style-name="Standard">2. **Desenvolvimento das Classes** <text:s/></text:p>
      <text:p text:style-name="Standard"><text:s text:c="3"/>- Implementar as classes `Cliente`, `Produto`, `Pedido`, e `ItemPedido` com seus atributos e métodos principais.</text:p>
      <text:p text:style-name="Standard"><text:s text:c="3"/>- Criar `PedidoDAO` para gerenciamento de dados no banco.</text:p>
      <text:p text:style-name="Standard"><text:s text:c="3"/>- Implementar `DatabaseConfig` para carregar dados do arquivo `.ini`.</text:p>
      <text:p text:style-name="Standard"/>
      <text:p text:style-name="Standard">3. **Implementação da Interface** <text:s/></text:p>
      <text:p text:style-name="Standard"><text:s text:c="3"/>- Tela de cadastro de pedido com campos e grid de produtos.</text:p>
      <text:p text:style-name="Standard"><text:s text:c="3"/>- Botões de navegação, inserção, alteração e exclusão de itens no grid.</text:p>
      <text:p text:style-name="Standard"><text:s text:c="3"/>- Rodapé para exibir o valor total do pedido.</text:p>
      <text:p text:style-name="Standard"><text:s text:c="3"/>- Botões de “Gravar Pedido”, “Consultar Pedido”, e “Cancelar Pedido”.</text:p>
      <text:p text:style-name="Standard"/>
      <text:p text:style-name="Standard">4. **Ajustes Finais e Testes** <text:s/></text:p>
      <text:p text:style-name="Standard"><text:s text:c="3"/>- Testar a aplicação para garantir que todos os fluxos funcionam como esperado.</text:p>
      <text:p text:style-name="Standard"><text:s text:c="3"/>- Adicionar tratamento de erros, especialmente ao manipular transações com o banco de dados.</text:p>
      <text:p text:style-name="Standard"/>
      <text:p text:style-name="Standard">Isso lhe dará uma boa base para começar a codificação do projeto. Posso ajudar na construção de cada etapa, caso precis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2:52:22.718735262</meta:creation-date>
    <dc:date>2024-10-30T21:02:41.467669545</dc:date>
    <meta:editing-duration>PT1H4M34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73" meta:word-count="513" meta:character-count="3773" meta:non-whitespace-character-count="3161"/>
  </office:meta>
</office:document-meta>
</file>